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4.658cm" fo:margin-left="0cm" style:page-number="auto" table:align="left" style:writing-mode="lr-tb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10.84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officeooo:paragraph-rsid="00200576" style:font-size-asian="10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0pt" officeooo:paragraph-rsid="002315b6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officeooo:rsid="001fa641" officeooo:paragraph-rsid="001fa641" style:font-size-asian="10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0pt" officeooo:rsid="00244a1e" officeooo:paragraph-rsid="00244a1e" style:font-size-asian="10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0pt" officeooo:rsid="00200576" officeooo:paragraph-rsid="00200576" style:font-size-asian="10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0pt" officeooo:rsid="0020db53" officeooo:paragraph-rsid="0020db53" style:font-size-asian="10pt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size="10pt" officeooo:rsid="0026e552" officeooo:paragraph-rsid="0026e552" style:font-size-asian="10pt" style:font-name-complex="Arial"/>
    </style:style>
    <style:style style:name="P10" style:family="paragraph" style:parent-style-name="Standard">
      <style:text-properties style:font-name="Arial" fo:font-size="10pt" officeooo:paragraph-rsid="002836e1" style:font-size-asian="10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10pt" officeooo:rsid="002836e1" officeooo:paragraph-rsid="002836e1" style:font-size-asian="10pt" style:font-name-complex="Arial"/>
    </style:style>
    <style:style style:name="P12" style:family="paragraph" style:parent-style-name="Standard">
      <style:text-properties style:font-name="Arial" fo:font-size="10pt" officeooo:rsid="002836e1" officeooo:paragraph-rsid="002836e1" style:font-size-asian="10pt" style:font-name-complex="Arial"/>
    </style:style>
    <style:style style:name="P13" style:family="paragraph" style:parent-style-name="Standard">
      <style:text-properties style:font-name="Arial" fo:font-size="10pt" officeooo:rsid="00283931" officeooo:paragraph-rsid="00283931" style:font-size-asian="10pt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size="10pt" officeooo:rsid="0028918e" officeooo:paragraph-rsid="0028918e" style:font-size-asian="10pt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10pt" officeooo:rsid="002829a2" officeooo:paragraph-rsid="002829a2" style:font-size-asian="10pt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0pt" officeooo:rsid="00222004" officeooo:paragraph-rsid="002b467f" style:font-size-asian="10pt" style:font-name-complex="Arial"/>
    </style:style>
    <style:style style:name="T1" style:family="text">
      <style:text-properties officeooo:rsid="00200576"/>
    </style:style>
    <style:style style:name="T2" style:family="text">
      <style:text-properties officeooo:rsid="002315b6"/>
    </style:style>
    <style:style style:name="T3" style:family="text">
      <style:text-properties officeooo:rsid="00244a1e"/>
    </style:style>
    <style:style style:name="T4" style:family="text">
      <style:text-properties officeooo:rsid="002829a2"/>
    </style:style>
    <style:style style:name="T5" style:family="text">
      <style:text-properties officeooo:rsid="002836e1"/>
    </style:style>
    <style:style style:name="T6" style:family="text">
      <style:text-properties officeooo:rsid="00283931"/>
    </style:style>
    <style:style style:name="T7" style:family="text">
      <style:text-properties officeooo:rsid="00293625"/>
    </style:style>
    <style:style style:name="T8" style:family="text">
      <style:text-properties officeooo:rsid="00298350"/>
    </style:style>
    <style:style style:name="T9" style:family="text">
      <style:text-properties officeooo:rsid="002c099e"/>
    </style:style>
    <style:style style:name="T10" style:family="text">
      <style:text-properties officeooo:rsid="002dd9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">Anwendungsfall-Spezifikation (OEP-6)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">Nr, Name</text:p>
          </table:table-cell>
          <table:table-cell table:style-name="Tabelle1.B2" office:value-type="string">
            <text:p text:style-name="P5">Event suchen</text:p>
          </table:table-cell>
        </table:table-row>
        <table:table-row table:style-name="Tabelle1.1">
          <table:table-cell table:style-name="Tabelle1.A3" office:value-type="string">
            <text:p text:style-name="P2">Kurzbeschreibung</text:p>
          </table:table-cell>
          <table:table-cell table:style-name="Tabelle1.B3" office:value-type="string">
            <text:p text:style-name="P3"><text:span text:style-name="T1">Suche nach Events anhand des Namens oder den </text:span><text:span text:style-name="T3">vorgegebenen</text:span><text:span text:style-name="T1"> Filterkriterien. Die Trefferliste kann durch eine Namenseingabe oder die Verwendung von Filterkriterien stets weiter verfeinert werden. </text:span><text:span text:style-name="T2">Durch die Auswahl eines Events kann eine detailliertere Ansicht zu einem Event angezeigt werden.</text:span></text:p>
            <text:p text:style-name="P4"><text:span text:style-name="T2">In der detaillierteren Ansicht können weitere Aktionen ausgeführt werden (wie </text:span><text:span text:style-name="T3">Bewertung</text:span><text:span text:style-name="T2"> (nur Benutzer) oder Fahrt anbieten (für Transportunternehmer).</text:span></text:p>
            <text:p text:style-name="P6">Verlassen durch Abbruch.</text:p>
          </table:table-cell>
        </table:table-row>
        <table:table-row table:style-name="Tabelle1.1">
          <table:table-cell table:style-name="Tabelle1.A4" office:value-type="string">
            <text:p text:style-name="P2">Akteure</text:p>
          </table:table-cell>
          <table:table-cell table:style-name="Tabelle1.B4" office:value-type="string">
            <text:p text:style-name="P7">Benutzer, Veranstalter, Transportunternehmer, Mitarbeiter</text:p>
          </table:table-cell>
        </table:table-row>
        <table:table-row table:style-name="Tabelle1.1">
          <table:table-cell table:style-name="Tabelle1.A5" office:value-type="string">
            <text:p text:style-name="P2">Auslöser</text:p>
          </table:table-cell>
          <table:table-cell table:style-name="Tabelle1.B5" office:value-type="string">
            <text:p text:style-name="P8">Aufruf des Suchdialogs</text:p>
          </table:table-cell>
        </table:table-row>
        <table:table-row table:style-name="Tabelle1.1">
          <table:table-cell table:style-name="Tabelle1.A6" office:value-type="string">
            <text:p text:style-name="P2">Vorbedingungen</text:p>
          </table:table-cell>
          <table:table-cell table:style-name="Tabelle1.B6" office:value-type="string">
            <text:p text:style-name="P8">Keine</text:p>
          </table:table-cell>
        </table:table-row>
        <table:table-row table:style-name="Tabelle1.1">
          <table:table-cell table:style-name="Tabelle1.A7" office:value-type="string">
            <text:p text:style-name="P2">Eingehende </text:p>
            <text:p text:style-name="P2">Informationen</text:p>
          </table:table-cell>
          <table:table-cell table:style-name="Tabelle1.B7" office:value-type="string">
            <text:p text:style-name="P6">Namenseingabe <text:span text:style-name="T6">und / oder</text:span></text:p>
            <text:p text:style-name="P6">ausgewählte Filterkriterien</text:p>
          </table:table-cell>
        </table:table-row>
        <table:table-row table:style-name="Tabelle1.1">
          <table:table-cell table:style-name="Tabelle1.A8" office:value-type="string">
            <text:p text:style-name="P2">Ergebnisse</text:p>
          </table:table-cell>
          <table:table-cell table:style-name="Tabelle1.B8" office:value-type="string">
            <text:p text:style-name="P9">Eventuelle Auswahl eines Events <text:span text:style-name="T4">zur Teilnahme, Kommentierung oder </text:span><text:span text:style-name="T9">Bewertung</text:span></text:p>
          </table:table-cell>
        </table:table-row>
        <table:table-row table:style-name="Tabelle1.1">
          <table:table-cell table:style-name="Tabelle1.A9" office:value-type="string">
            <text:p text:style-name="P2">Nachbedingungen</text:p>
            <text:p text:style-name="P2">bei Erfolg</text:p>
          </table:table-cell>
          <table:table-cell table:style-name="Tabelle1.B9" office:value-type="string">
            <text:p text:style-name="P11">Auswahlmöglichkeit eines Events</text:p>
          </table:table-cell>
        </table:table-row>
        <table:table-row table:style-name="Tabelle1.1">
          <table:table-cell table:style-name="Tabelle1.A10" office:value-type="string">
            <text:p text:style-name="P2">Nachbedingungen </text:p>
            <text:p text:style-name="P2">bei Misserfolg/Abbruch</text:p>
          </table:table-cell>
          <table:table-cell table:style-name="Tabelle1.B10" office:value-type="string">
            <text:p text:style-name="P11">Suche kann erneut gestartet werden</text:p>
          </table:table-cell>
        </table:table-row>
        <table:table-row table:style-name="Tabelle1.1">
          <table:table-cell table:style-name="Tabelle1.A11" office:value-type="string">
            <text:p text:style-name="P2">Interaktions-Ablauf</text:p>
            <text:p text:style-name="P2">Im Hauptszenario</text:p>
            <text:p text:style-name="P2"/>
          </table:table-cell>
          <table:table-cell table:style-name="Tabelle1.B11" office:value-type="string">
            <text:p text:style-name="P12">1. Suchfenster öffnen</text:p>
            <text:p text:style-name="P2"><text:span text:style-name="T5">2</text:span>. <text:span text:style-name="T7">Filterkriterien eingeben</text:span></text:p>
            <text:p text:style-name="P10"><text:span text:style-name="T5">3. </text:span><text:span text:style-name="T6">passenden Event aus Trefferliste selektieren</text:span></text:p>
            <text:p text:style-name="P13">4. weitere Informationen dazu anzeigen lassen</text:p>
            <text:p text:style-name="P13">5. ggf. weitere Aktionen möglich (wie Teilnahmebestätigung, Kommentar- und Bewertungsfunktion)</text:p>
          </table:table-cell>
        </table:table-row>
        <table:table-row table:style-name="Tabelle1.1">
          <table:table-cell table:style-name="Tabelle1.A12" office:value-type="string">
            <text:p text:style-name="P2">Ablaufvarianten</text:p>
          </table:table-cell>
          <table:table-cell table:style-name="Tabelle1.B12" office:value-type="string">
            <text:p text:style-name="P2">2a. <text:span text:style-name="T8">Name eines Events eingeben und „Go“ drücken</text:span></text:p>
            <text:p text:style-name="P2">2b. <text:span text:style-name="T7">Katalog-Kriterien durchsuchen und passende Filter auswählen (wie Ort, Zielgruppe, Art des Events, etc.) </text:span><text:span text:style-name="T8">und „</text:span><text:span text:style-name="T10">Suche starten</text:span><text:span text:style-name="T8">“ drücken.</text:span></text:p>
          </table:table-cell>
        </table:table-row>
        <table:table-row table:style-name="Tabelle1.1">
          <table:table-cell table:style-name="Tabelle1.A13" office:value-type="string">
            <text:p text:style-name="P2">Enthaltene AF-Fragmente</text:p>
          </table:table-cell>
          <table:table-cell table:style-name="Tabelle1.B13" office:value-type="string">
            <text:p text:style-name="P14">Keine</text:p>
          </table:table-cell>
        </table:table-row>
        <table:table-row table:style-name="Tabelle1.1">
          <table:table-cell table:style-name="Tabelle1.A14" office:value-type="string">
            <text:p text:style-name="P2">Erweiternde AF-Fragmente</text:p>
          </table:table-cell>
          <table:table-cell table:style-name="Tabelle1.B14" office:value-type="string">
            <text:p text:style-name="P14">Keine</text:p>
          </table:table-cell>
        </table:table-row>
        <table:table-row table:style-name="Tabelle1.1">
          <table:table-cell table:style-name="Tabelle1.A15" office:value-type="string">
            <text:p text:style-name="P2">Ansprechpartner</text:p>
          </table:table-cell>
          <table:table-cell table:style-name="Tabelle1.B15" office:value-type="string">
            <text:p text:style-name="P15">Frau Kaczorowski</text:p>
          </table:table-cell>
        </table:table-row>
        <table:table-row table:style-name="Tabelle1.1">
          <table:table-cell table:style-name="Tabelle1.A16" office:value-type="string">
            <text:p text:style-name="P2">Risiko</text:p>
          </table:table-cell>
          <table:table-cell table:style-name="Tabelle1.B16" office:value-type="string">
            <text:p text:style-name="P15">Hoch</text:p>
          </table:table-cell>
        </table:table-row>
        <table:table-row table:style-name="Tabelle1.1">
          <table:table-cell table:style-name="Tabelle1.A17" office:value-type="string">
            <text:p text:style-name="P2">Priorität</text:p>
          </table:table-cell>
          <table:table-cell table:style-name="Tabelle1.B17" office:value-type="string">
            <text:p text:style-name="P15">Sehr hoch</text:p>
          </table:table-cell>
        </table:table-row>
        <table:table-row table:style-name="Tabelle1.1">
          <table:table-cell table:style-name="Tabelle1.A18" office:value-type="string">
            <text:p text:style-name="P2">Stabilität</text:p>
          </table:table-cell>
          <table:table-cell table:style-name="Tabelle1.B18" office:value-type="string">
            <text:p text:style-name="P16">Änderungen in den Anforderungen erwar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wendungsfall-Spezifikation (OEP-6)</dc:title>
    <meta:initial-creator>Ilse Schmiedecke</meta:initial-creator>
    <meta:creation-date>2008-04-22T00:03:00</meta:creation-date>
    <dc:date>2013-05-10T18:53:11.04</dc:date>
    <meta:editing-cycles>20</meta:editing-cycles>
    <meta:generator>LibreOffice/4.0.2.2$Windows_x86 LibreOffice_project/4c82dcdd6efcd48b1d8bba66bfe1989deee49c3</meta:generator>
    <meta:editing-duration>PT39M19S</meta:editing-duration>
    <meta:document-statistic meta:table-count="1" meta:image-count="0" meta:object-count="0" meta:page-count="1" meta:paragraph-count="47" meta:word-count="188" meta:character-count="1570" meta:non-whitespace-character-count="1427"/>
  </office:meta>
</office:document-meta>
</file>